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2605d" style:font-weight-asian="bold" style:font-weight-complex="bold"/>
    </style:style>
    <style:style style:name="P2" style:family="paragraph" style:parent-style-name="Standard">
      <style:text-properties fo:font-weight="bold" officeooo:paragraph-rsid="000fb38a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0fb38a" officeooo:paragraph-rsid="000fb38a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0fb38a" officeooo:paragraph-rsid="000fb38a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0fb38a" officeooo:paragraph-rsid="0012605d" style:font-weight-asian="normal" style:font-weight-complex="normal"/>
    </style:style>
    <style:style style:name="P6" style:family="paragraph" style:parent-style-name="Standard">
      <style:text-properties fo:color="#000000" loext:opacity="100%" fo:font-weight="bold" officeooo:rsid="000fb38a" officeooo:paragraph-rsid="0012605d" style:font-weight-asian="bold" style:font-weight-complex="bold"/>
    </style:style>
    <style:style style:name="P7" style:family="paragraph" style:parent-style-name="Standard">
      <style:text-properties fo:font-weight="normal" officeooo:paragraph-rsid="000fb38a" style:font-weight-asian="normal" style:font-weight-complex="normal"/>
    </style:style>
    <style:style style:name="P8" style:family="paragraph" style:parent-style-name="Standard">
      <style:text-properties officeooo:paragraph-rsid="000fb38a"/>
    </style:style>
    <style:style style:name="P9" style:family="paragraph" style:parent-style-name="Heading_20_4">
      <style:text-properties fo:color="#808080" loext:opacity="100%" fo:font-size="20pt" style:text-underline-style="solid" style:text-underline-width="auto" style:text-underline-color="font-color" fo:font-weight="bold" officeooo:rsid="000fb38a" officeooo:paragraph-rsid="000fb38a" style:font-size-asian="20pt" style:font-weight-asian="bold" style:font-size-complex="20pt" style:font-weight-complex="bold"/>
    </style:style>
    <style:style style:name="P10" style:family="paragraph" style:parent-style-name="Heading_20_4">
      <style:text-properties fo:color="#808080" loext:opacity="100%" fo:font-size="20pt" style:text-underline-style="solid" style:text-underline-width="auto" style:text-underline-color="font-color" fo:font-weight="bold" officeooo:paragraph-rsid="000fb38a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weight="bold" officeooo:rsid="000fb38a" officeooo:paragraph-rsid="000fb38a" style:font-weight-asian="bold" style:font-weight-complex="bold"/>
    </style:style>
    <style:style style:name="P12" style:family="paragraph" style:parent-style-name="Standard">
      <style:text-properties fo:font-weight="normal" officeooo:paragraph-rsid="000fb38a" style:font-weight-asian="normal" style:font-weight-complex="normal"/>
    </style:style>
    <style:style style:name="P13" style:family="paragraph" style:parent-style-name="Standard">
      <style:text-properties fo:font-weight="normal" officeooo:paragraph-rsid="001c88cb" style:font-weight-asian="normal" style:font-weight-complex="normal"/>
    </style:style>
    <style:style style:name="P14" style:family="paragraph" style:parent-style-name="Standard">
      <style:text-properties fo:font-weight="bold" officeooo:paragraph-rsid="000fb38a" style:font-weight-asian="bold" style:font-weight-complex="bold"/>
    </style:style>
    <style:style style:name="P15" style:family="paragraph" style:parent-style-name="Standard" style:list-style-name="L1">
      <style:text-properties officeooo:paragraph-rsid="000fb38a"/>
    </style:style>
    <style:style style:name="P16" style:family="paragraph" style:parent-style-name="Standard" style:list-style-name="L1">
      <style:text-properties officeooo:paragraph-rsid="001c88cb"/>
    </style:style>
    <style:style style:name="P17" style:family="paragraph" style:parent-style-name="Standard">
      <style:text-properties officeooo:paragraph-rsid="000fb38a"/>
    </style:style>
    <style:style style:name="P18" style:family="paragraph" style:parent-style-name="Standard">
      <style:text-properties officeooo:paragraph-rsid="001c88cb"/>
    </style:style>
    <style:style style:name="T1" style:family="text">
      <style:text-properties fo:color="#000000" loext:opacity="100%" officeooo:rsid="000fb3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s rouge</text:p>
      <text:p text:style-name="P3"/>
      <text:h text:style-name="P9" text:outline-level="4"><text:bookmark text:name="8"/>Ecrire des requêtes d'interrogation de la base de données</text:h>
      <text:p text:style-name="P3"/>
      <text:p text:style-name="P3"/>
      <text:p text:style-name="P1"><text:span text:style-name="T1">* </text:span>Afficher la liste des commandes ( la liste doit faire apparaitre la date, les informations du client, le plat et le prix )</text:p>
      <text:p text:style-name="P6"/>
      <text:p text:style-name="P5">SELECT commande.date_commande as dates, commande.nom_client as client, commande.telephone_client as telephones , commande.email_client as email, commande.adresse_client AS adresse, plat.libelle as plats, plat.prix as prix_unitaire , commande.total as prix_total</text:p>
      <text:p text:style-name="P4">FROM commande </text:p>
      <text:p text:style-name="P4">LEFT JOIN plat ON commande.id_plat = plat.id</text:p>
      <text:p text:style-name="P4"/>
      <text:p text:style-name="P4"/>
      <text:p text:style-name="P1"><text:span text:style-name="T1">*</text:span>Afficher la liste des plats en spécifiant la catégorie</text:p>
      <text:p text:style-name="P5"/>
      <text:p text:style-name="P5">SELECT plat.libelle as int_plat, categorie.libelle AS nom_categorie</text:p>
      <text:p text:style-name="P4">FROM categorie</text:p>
      <text:p text:style-name="P4">JOIN plat on categorie.id=plat.id_categorie;</text:p>
      <text:p text:style-name="P4"/>
      <text:p text:style-name="P4"/>
      <text:p text:style-name="P2"><text:span text:style-name="T1">* </text:span>Afficher les catégories et le nombre de plats actifs dans chaque catégorie</text:p>
      <text:p text:style-name="P8"/>
      <text:p text:style-name="P8">SELECT categorie.libelle AS nom_categorie, COUNT(plat.active) as nombre</text:p>
      <text:p text:style-name="P8">FROM categorie</text:p>
      <text:p text:style-name="P8">left JOIN plat on categorie.id=plat.id_categorie</text:p>
      <text:p text:style-name="P8">GROUP BY categorie.libelle ;</text:p>
      <text:p text:style-name="P8"/>
      <text:p text:style-name="P2">* Liste des plats les plus vendus par ordre décroissant</text:p>
      <text:p text:style-name="P8"/>
      <text:p text:style-name="P8">SELECT plat.libelle AS nom_plats, SUM(commande.total) as prix, commande.quantite as vente</text:p>
      <text:p text:style-name="P8">FROM plat</text:p>
      <text:p text:style-name="P8">left JOIN commande on plat.id=commande.id_plat</text:p>
      <text:p text:style-name="P8">GROUP BY plat.libelle</text:p>
      <text:p text:style-name="P8">ORDER BY vente DESC ;</text:p>
      <text:p text:style-name="P8"/>
      <text:p text:style-name="P2">*Le plat le plus rémunérateur</text:p>
      <text:p text:style-name="P8"/>
      <text:p text:style-name="P8">SELECT plat.libelle AS nom_plats, SUM(commande.quantite*plat.prix) as prix, commande.quantite as vente</text:p>
      <text:p text:style-name="P8">FROM plat</text:p>
      <text:p text:style-name="P8"><text:s/>INNER jOIN commande on plat.id=commande.id_plat</text:p>
      <text:p text:style-name="P8">GROUP BY plat.id, plat.libelle</text:p>
      <text:p text:style-name="P8">ORDER BY prix DESC</text:p>
      <text:p text:style-name="P8">LIMIT 1;</text:p>
      <text:p text:style-name="P8"/>
      <text:p text:style-name="P8"/>
      <text:p text:style-name="P2"><text:soft-page-break/>* Liste des clients et le chiffre d'affaire généré par client (par ordre décroissant)</text:p>
      <text:p text:style-name="P2"/>
      <text:p text:style-name="P7">SELECT plat.libelle AS nom_plats, SUM(commande.quantite*plat.prix) as prix, commande.quantite as vente , commande.nom_client</text:p>
      <text:p text:style-name="P7">FROM plat</text:p>
      <text:p text:style-name="P7"><text:s/>RIGHT jOIN commande on plat.id=commande.id_plat</text:p>
      <text:p text:style-name="P7"><text:s/>WHERE commande.etat != 'Annulée'</text:p>
      <text:p text:style-name="P7">GROUP BY commande.nom_client</text:p>
      <text:p text:style-name="P7">ORDER BY prix DESC</text:p>
      <text:p text:style-name="P7">;</text:p>
      <text:p text:style-name="P7"/>
      <text:h text:style-name="P10" text:outline-level="4"><text:bookmark text:name="11"/>Ecrire des requêtes de modification de la base de données</text:h>
      <text:p text:style-name="P7"/>
      <text:p text:style-name="P7"/>
      <text:list xml:id="list2904193019" text:style-name="L1">
        <text:list-item>
          <text:p text:style-name="P15"><text:span text:style-name="T2">Ecrivez une requête permettant de supprimer les plats non actif de la base de données</text:span></text:p>
        </text:list-item>
      </text:list>
      <text:p text:style-name="P8"><text:span text:style-name="T2"/></text:p>
      <text:p text:style-name="P7">DELETE FROM plat</text:p>
      <text:p text:style-name="P18"><text:span text:style-name="T3">WHERE active='No';</text:span></text:p>
      <text:p text:style-name="P18"><text:span text:style-name="T3"/></text:p>
      <text:list xml:id="list112107387104009" text:continue-numbering="true" text:style-name="L1">
        <text:list-item>
          <text:p text:style-name="P16"><text:span text:style-name="T2">Ecrivez une requête permettant de supprimer les commandes avec le statut livré</text:span></text:p>
        </text:list-item>
      </text:list>
      <text:p text:style-name="P18"><text:span text:style-name="T2"/></text:p>
      <text:p text:style-name="P13">DELETE FROM commande</text:p>
      <text:p text:style-name="P13">WHERE etat='Livrée';</text:p>
      <text:p text:style-name="P18"><text:span text:style-name="T2"/></text:p>
      <text:list xml:id="list112107196333281" text:continue-numbering="true" text:style-name="L1">
        <text:list-item>
          <text:p text:style-name="P16"><text:span text:style-name="T2">Ecrivez un script sql permettant d'ajouter une nouvelle catégorie et un plat dans cette nouvelle catégorie.</text:span></text:p>
        </text:list-item>
      </text:list>
      <text:p text:style-name="P18"><text:span text:style-name="T2"/></text:p>
      <text:p text:style-name="P13">INSERT INTO categorie (id, libelle, image, active)</text:p>
      <text:p text:style-name="P13">VALUES (15,'Desserts','Spéculos.jpg', 'Yes');</text:p>
      <text:p text:style-name="P13">INSERT INTO plat (id, libelle, description, prix, image, id_categorie, active)</text:p>
      <text:p text:style-name="P13">VALUES (18,'Spéculos','Un petit gâteau classique',3,'Spéculos.jpg',15,'Yes');</text:p>
      <text:p text:style-name="P13"/>
      <text:list xml:id="list112107993507698" text:continue-numbering="true" text:style-name="L1">
        <text:list-item>
          <text:p text:style-name="P16"><text:span text:style-name="T2">Ecrivez une requête permettant d'augmenter de 10% le prix des plats de la catégorie 'Pizza' </text:span></text:p>
        </text:list-item>
      </text:list>
      <text:p text:style-name="P18"><text:span text:style-name="T2"/></text:p>
      <text:p text:style-name="P13">UPDATE categorie</text:p>
      <text:p text:style-name="P13">SET prix=prix *1.1</text:p>
      <text:p text:style-name="P13">WHERE id_categorie=4;</text:p>
      <text:p text:style-name="P18"><text:span text:style-name="T2"/></text:p>
      <text:p text:style-name="P2"><text:span text:style-name="T2"/></text:p>
      <text:p text:style-name="P8"><text:span text:style-name="T3"/></text:p>
      <text:p text:style-name="P18"><text:span text:style-name="T2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6:18:26.681442152</meta:creation-date>
    <dc:date>2023-10-23T11:20:13.201515794</dc:date>
    <meta:editing-duration>PT19H24M55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350" meta:character-count="2564" meta:non-whitespace-character-count="2265"/>
  </office:meta>
</office:document-meta>
</file>